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Definition.setActionCommand(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has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onDefinition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Definition.getAction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fireActionEvent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